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e5d" officeooo:paragraph-rsid="000d8e5d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gr1" style:family="graphic">
      <style:graphic-properties draw:stroke="none" svg:stroke-width="0.101cm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3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226cm" fo:min-width="3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192cm" fo:min-width="3.0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972cm" fo:min-width="2.8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887cm" fo:min-width="2.6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2.655cm" fo:min-width="4.4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1" draw:style-name="gr18" svg:width="6.326cm" svg:height="3.753cm" svg:x="3.874cm" svg:y="6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" draw:name="Forme2" draw:style-name="gr17" draw:text-style-name="P2" svg:width="2.167cm" svg:height="0.6cm" svg:x="5.749cm" svg:y="7.65cm"><draw:text-box><text:p>Hall d’entré</text:p></draw:text-box></draw:frame><draw:custom-shape text:anchor-type="paragraph" draw:z-index="2" draw:name="Forme3" draw:style-name="gr16" svg:width="3.68cm" svg:height="1.251cm" svg:x="2.478cm" svg:y="2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name="Forme4" draw:style-name="gr15" draw:text-style-name="P2" svg:width="1.131cm" svg:height="0.509cm" svg:x="3.584cm" svg:y="2.379cm"><draw:text-box><text:p>Etude</text:p></draw:text-box></draw:frame><draw:custom-shape text:anchor-type="paragraph" draw:z-index="4" draw:name="Forme5" draw:style-name="gr14" svg:width="3.97cm" svg:height="1.371cm" svg:x="11.619cm" svg:y="3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Forme6" draw:style-name="gr13" draw:text-style-name="P2" svg:width="2.936cm" svg:height="0.578cm" svg:x="12.148cm" svg:y="3.898cm"><draw:text-box><text:p>Chambre d’amis</text:p></draw:text-box></draw:frame><draw:custom-shape text:anchor-type="paragraph" draw:z-index="6" draw:name="Forme7" draw:style-name="gr12" svg:width="4.379cm" svg:height="1.684cm" svg:x="0.674cm" svg:y="11.2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Forme8" draw:style-name="gr11" draw:text-style-name="P2" svg:width="1.83cm" svg:height="0.65cm" svg:x="1.827cm" svg:y="11.837cm"><draw:text-box><text:p>Stockage</text:p></draw:text-box></draw:frame><draw:custom-shape text:anchor-type="paragraph" draw:z-index="8" draw:name="Forme9" draw:style-name="gr10" svg:width="4.548cm" svg:height="1.731cm" svg:x="3.824cm" svg:y="15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Forme10" draw:style-name="gr9" draw:text-style-name="P2" svg:width="1.251cm" svg:height="0.722cm" svg:x="5.533cm" svg:y="16.124cm"><draw:text-box><text:p>Egout</text:p></draw:text-box></draw:frame><draw:line text:anchor-type="paragraph" draw:z-index="10" draw:name="Forme11" draw:style-name="gr5" draw:text-style-name="P3" svg:x1="11.834cm" svg:y1="4.484cm" svg:x2="9.55cm" svg:y2="6.793cm"><text:p/></draw:line><draw:line text:anchor-type="paragraph" draw:z-index="11" draw:name="Forme12" draw:style-name="gr5" draw:text-style-name="P3" svg:x1="4.57cm" svg:y1="3.272cm" svg:x2="5.411cm" svg:y2="6.384cm"><text:p/></draw:line><draw:line text:anchor-type="paragraph" draw:z-index="12" draw:name="Forme13" draw:style-name="gr8" draw:text-style-name="P3" svg:x1="4.69cm" svg:y1="9.102cm" svg:x2="3.08cm" svg:y2="11.236cm"><text:p/></draw:line><draw:line text:anchor-type="paragraph" draw:z-index="13" draw:name="Forme14" draw:style-name="gr5" draw:text-style-name="P3" svg:x1="3.03cm" svg:y1="12.919cm" svg:x2="5.027cm" svg:y2="15.739cm"><text:p/></draw:line><draw:frame text:anchor-type="paragraph" draw:z-index="14" draw:name="Forme15" draw:style-name="gr7" draw:text-style-name="P2" svg:width="2.407cm" svg:height="0.53cm" svg:x="1.468cm" svg:y="9.814cm"><draw:text-box><text:p>Grille fermée</text:p></draw:text-box></draw:frame><draw:frame text:anchor-type="paragraph" draw:z-index="15" draw:name="Forme16" draw:style-name="gr6" draw:text-style-name="P2" svg:width="3.85cm" svg:height="1.011cm" svg:x="1.974cm" svg:y="14.108cm"><draw:text-box><text:p>Trappe sous un tapis</text:p></draw:text-box></draw:frame><draw:frame text:anchor-type="paragraph" draw:z-index="16" draw:name="Forme17" draw:style-name="gr3" draw:text-style-name="P2" svg:width="2.26cm" svg:height="0.627cm" svg:x="3.464cm" svg:y="4.172cm"><draw:text-box><text:p>Fermé à clef</text:p></draw:text-box></draw:frame><draw:line text:anchor-type="paragraph" draw:z-index="17" draw:name="Forme18" draw:style-name="gr5" draw:text-style-name="P3" svg:x1="8.13cm" svg:y1="8.237cm" svg:x2="12.94cm" svg:y2="11.412cm"><text:p/></draw:line><draw:frame text:anchor-type="paragraph" draw:z-index="18" draw:name="Forme19" draw:style-name="gr4" draw:text-style-name="P2" svg:width="2.984cm" svg:height="1.463cm" svg:x="12.266cm" svg:y="11.412cm"><draw:text-box><text:p>Système de leviers pour la grille fermée</text:p></draw:text-box></draw:frame><draw:frame text:anchor-type="paragraph" draw:z-index="19" draw:name="Forme20" draw:style-name="gr3" draw:text-style-name="P2" svg:width="3.73cm" svg:height="0.627cm" svg:x="11.954cm" svg:y="0.492cm"><draw:text-box><text:p>Code pour les leviers</text:p></draw:text-box></draw:frame><draw:line text:anchor-type="paragraph" draw:z-index="20" draw:name="Forme21" draw:style-name="gr2" draw:text-style-name="P3" svg:x1="13.686cm" svg:y1="0.974cm" svg:x2="13.638cm" svg:y2="3.789cm"><text:p/></draw:line><draw:line text:anchor-type="paragraph" draw:z-index="21" draw:name="Forme22" draw:style-name="gr2" draw:text-style-name="P3" svg:x1="5.219cm" svg:y1="16.898cm" svg:x2="1.804cm" svg:y2="19.569cm"><text:p/></draw:line><draw:frame text:anchor-type="paragraph" draw:z-index="22" draw:name="Forme23" draw:style-name="gr1" draw:text-style-name="P2" svg:width="3.728cm" svg:height="0.699cm" svg:x="0.025cm" svg:y="19.424cm"><draw:text-box><text:p>Clef pour l’étude</text:p></draw:text-box></draw:frame>Intro : marche deho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3T10:32:52.546000000</meta:creation-date>
    <dc:date>2021-03-23T10:45:27.039000000</dc:date>
    <meta:editing-duration>PT12M30S</meta:editing-duration>
    <meta:editing-cycles>15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" meta:word-count="4" meta:character-count="21" meta:non-whitespace-character-count="18"/>
  </office:meta>
</office:document-meta>
</file>